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15cm" svg:height="4.445cm" svg:x="7.985cm" svg:y="17.51cm">
          <text:p text:style-name="P1">A</text:p>
          <text:p text:style-name="P1">Insert 1</text:p>
          <text:p text:style-name="P1">Insert 2</text:p>
          <text:p text:style-name="P1">Insert 3</text:p>
          <text:p text:style-name="P1">Previous: Nu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3.175cm" svg:x="7.985cm" svg:y="11.16cm">
          <text:p text:style-name="P1">B</text:p>
          <text:p text:style-name="P1">Insert 4</text:p>
          <text:p text:style-name="P1">Remove 2</text:p>
          <text:p text:style-name="P1">Previous: 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3.81cm" svg:x="7.985cm" svg:y="4.175cm">
          <text:p text:style-name="P1">C</text:p>
          <text:p text:style-name="P1">Insert 5</text:p>
          <text:p text:style-name="P1">Insert 6</text:p>
          <text:p text:style-name="P1">Remove 1</text:p>
          <text:p text:style-name="P1">Previous: 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25cm" svg:y1="7.985cm" svg:x2="10.525cm" svg:y2="11.16cm">
          <text:p/>
        </draw:line>
        <draw:line draw:style-name="gr2" draw:text-style-name="P2" draw:layer="layout" svg:x1="10.525cm" svg:y1="14.335cm" svg:x2="10.525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12-06-27T04:44:38</meta:creation-date>
    <dc:date>2012-06-27T04:57:17</dc:date>
    <dc:language>en-US</dc:language>
    <meta:editing-cycles>2</meta:editing-cycles>
    <meta:editing-duration>PT9M24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